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Inhaltsverzeichnis</text:p>
          </text:index-title>
          <text:p text:style-name="P12"><text:s/>0.Prolog<text:tab/>5</text:p>
          <text:p text:style-name="P12"><text:s/>1.Büro 1: Schlemmer<text:tab/>9</text:p>
          <text:p text:style-name="P12"><text:s/>2.Büro 2: Ingeborg<text:tab/>11</text:p>
          <text:p text:style-name="P12"><text:s/>3.Büro 3: Kommission<text:tab/>13</text:p>
          <text:p text:style-name="P12"><text:s/>4.Büro 4: Hazeltine<text:tab/>16</text:p>
          <text:p text:style-name="P12"><text:s/>5.Flughafen 1: Scarlett<text:tab/>18</text:p>
          <text:p text:style-name="P12"><text:s/>6.Büro 5: Scarlett wird vermisst<text:tab/>21</text:p>
          <text:p text:style-name="P12"><text:s/>7.Büro 6: Scarlett kommt wieder<text:tab/>26</text:p>
          <text:p text:style-name="P12"><text:s/>8.Büro 7: Otto<text:tab/>29</text:p>
          <text:p text:style-name="P12"><text:s/>9.Brandenburger Tor 1: Festnahme<text:tab/>34</text:p>
          <text:p text:style-name="P12"><text:s/>10.Wohnung 1: Offenbarung<text:tab/>35</text:p>
          <text:p text:style-name="P12"><text:s/>11.Autofahrt 1<text:tab/>39</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Svante Arrhenius, Begründer dieser Theorie und Nobelpreisträger für Chemie, wäre heute 100 Jahre alt geworden.<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text:soft-page-break/>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text:soft-page-break/>zu ihren Gunsten... und auch niemals zu irgendjemandes Gunsten.</text:p>
      <text:p text:style-name="P7"/>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text:soft-page-break/>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 Ja, endlich! Mit die Kinder.</text:p>
      <text:p text:style-name="Text_20_body">INGEBORG: Ach so.</text:p>
      <text:p text:style-name="Text_20_body"><text:soft-page-break/>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1"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nicht mit den Hacken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INGEBORG: Erinnerst Du dich an die russische Handelskommission? Sie rufen mich dauernd an, sie wollen mich unbedingt.<text:line-break/><text:soft-pag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ein Teil der Bühne öffnet sich und zeigt das Büro von Hazeltine. Hazeltine telefoniert. Auf seinem Schreibtisch liegt ein halb gepackter Aktenkoffer]</text:p>
      <text:p text:style-name="Text_20_body">HASELTINE: MacNamara, what's going on there in Berlin? [picks up letter from the desk] I have a <text:soft-page-break/>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s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8">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text:soft-page-break/>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ie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text:soft-page-break/>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Dean Rusk, Dean Acheson, Dean Anybody... und wenn Sie kein Glück haben, bringen Sie mir Senator Talmadge von Georgia!...</text:p>
      <text:p text:style-name="Text_20_body">[Scarlett geht leise und unbeschwert zum Schreibtisch]</text:p>
      <text:p text:style-name="Text_20_body">... und wenn er nicht dabei ist, versuchen Sie es mit Huntley und Brinkley bei NBC …</text:p>
      <text:p text:style-name="Text_20_body">[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Das Telefon klingent, MacNamara nimmt ab]</text:p>
      <text:p text:style-name="Text_20_body">MacNAMARA: [ins Telefon] Wer? ...Chet Huntly? Okay, ich sprech mit ihm. Hello, Mr. Huntley Just wanted to tell you I've been watching your program. Keep up the good work. Bye. [knallt den Hörer auf die Gabel. Zu Scarlett]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text:soft-page-break/>MacNAMARA: Gott sei Dank!</text:p>
      <text:p text:style-name="Text_20_body">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Stückchen davon.</text:p>
      <text:p text:style-name="Text_20_body">OTTO: Reden Sie nicht so mit meiner Frau.</text:p>
      <text:p text:style-name="Text_20_body"><text:soft-page-break/>[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text:soft-page-break/>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text:soft-pag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text:soft-page-break/>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9">[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any minute.</text:p>
      <text:p text:style-name="Text_20_body"><text:soft-page-break/>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PHYLLIS: You framed that poor boy.</text:p>
      <text:p text:style-name="Text_20_body">MacNAMARA: You bet I did! I'm not going to let that Communist crackpot ruin somebody's life.</text:p>
      <text:p text:style-name="Text_20_body">PHYLLIS: But she loves him.</text:p>
      <text:p text:style-name="Text_20_body"><text:soft-page-break/>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text:soft-page-break/>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sie in genau zwölf <text:s/>Minuten ab. Ende der Durchsage!</text:p>
      <text:p text:style-name="Text_20_body">[Er legt auf, schnappt sich seinen Hut und geht zur Haustür hinaus.]</text:p>
      <text:h text:style-name="Heading_20_1" text:outline-level="1">Autofahrt 1</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10T17:39:24.95</dc:date>
    <dc:creator>Jirka Dell'Oro-Friedl</dc:creator>
    <meta:editing-duration>P13DT22H31M27S</meta:editing-duration>
    <meta:editing-cycles>78</meta:editing-cycles>
    <meta:generator>OpenOffice/4.1.15$Win32 OpenOffice.org_project/4115m2$Build-9813</meta:generator>
    <meta:document-statistic meta:table-count="1" meta:image-count="0" meta:object-count="1" meta:page-count="39" meta:paragraph-count="787" meta:word-count="13080" meta:character-count="83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